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1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pp</text:p>
          </table:table-cell>
          <table:table-cell table:style-name="ce1" office:value-type="string" calcext:value-type="string">
            <text:p>Kpd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table oscillations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ble oscillations, but sluggi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 unstable oscillations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uggish and some oscillati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ter feedforward compensation, better performance, still a bit sluggi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oscillations with square wave going to ~30 degre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te a bit of oscillations with square wave going to ~-30 degrees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te decent, a bit sluggish, some minor oscillations and stationary err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e oscillations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ess oscillations, and damped respons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 little bit faster, still minor oscillations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ems like there is a larger stationary error, which is weird, but less oscillations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 less oscillations and overshoot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s overshoot, better performanc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 less overshoot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ome oscillations aga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scillations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xt to none oscillations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ter performance, faster, still no major oscillations or overshoot</text:p>
          </table:table-cell>
        </table:table-row>
        <table:table-row table:style-name="ro1"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ome overshoot, but seems as the best comprimise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overshoot 0: 0.05, max overshoot -0.5: 0.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overshoot 0: 0.03, max overshoot -0.5: &lt;0.0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t some oscillations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ms alright, some overshoot, but not critic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4" office:value-type="string" calcext:value-type="string">
            <text:p>Without compensation and added weight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oscillations, poor responsiveness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No big difference with derivation com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etter responsiveness, but bigger overshoot and oscill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, a bit oscill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e overshoo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tter response, but some overshoot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Best performance so f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st so f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est in the system with eleva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he range of critical damping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sing pole placeme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9:48:00.124061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7:18:01.020897087</meta:creation-date>
    <dc:date>2020-08-29T23:03:27.693675518</dc:date>
    <meta:editing-duration>PT37M41S</meta:editing-duration>
    <meta:editing-cycles>3</meta:editing-cycles>
    <meta:generator>LibreOffice/6.4.5.2$Linux_X86_64 LibreOffice_project/40$Build-2</meta:generator>
    <meta:document-statistic meta:table-count="1" meta:cell-count="116" meta:object-count="0"/>
  </office:meta>
</office:document-meta>
</file>